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91mm"/>
    </style:style>
    <style:style style:name="co2" style:family="table-column">
      <style:table-column-properties fo:break-before="auto" style:column-width="90.95mm"/>
    </style:style>
    <style:style style:name="co3" style:family="table-column">
      <style:table-column-properties fo:break-before="auto" style:column-width="80.98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7.67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7.14mm" fo:break-before="auto" style:use-optimal-row-height="false"/>
    </style:style>
    <style:style style:name="ro5" style:family="table-row">
      <style:table-row-properties style:row-height="6.8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8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 style:data-style-name="N18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number-columns-repeated="254" table:default-cell-style-name="ce11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製造成本報告書</text:p>
          </table:table-cell>
          <table:covered-table-cell table:style-name="ce1"/>
          <table:table-cell table:style-name="ce12" office:value-type="string" calcext:value-type="string">
            <text:p>　　年　月　日～　年　月　日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6"/>
          <table:table-cell table:style-name="ce13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6"/>1 <text:s text:c="3"/>材料費</text:p>
          </table:table-cell>
          <table:table-cell table:style-name="ce7"/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10"/>1 . 期初材料庫存額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10"/>2 . 當期材料進貨額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10"/>3 . <text:s text:c="4"/>合 <text:s text:c="5"/>計(1+2)</text:p>
          </table:table-cell>
          <table:table-cell table:style-name="ce8" table:formula="of:=SUM([.B4]+[.B5])" office:value-type="string" office:string-value="" calcext:value-type="error">
            <text:p>#VALUE!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10"/>4 . 期末材料庫存額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10"/>5 . 當 期 材 料 費</text:p>
          </table:table-cell>
          <table:table-cell table:style-name="ce9"/>
          <table:table-cell table:style-name="ce14" office:value-type="string" calcext:value-type="string">
            <text:p>_____________________________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5"/>2 <text:s text:c="3"/>勞務費</text:p>
          </table:table-cell>
          <table:table-cell table:style-name="ce7"/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10"/>6 . 工 <text:s text:c="3"/>資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10"/>7 . 薪 <text:s text:c="3"/>水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13"/>當期勞務費(6+7)</text:p>
          </table:table-cell>
          <table:table-cell table:style-name="ce7"/>
          <table:table-cell table:style-name="ce15" table:formula="of:=SUM([.C10]+[.C1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5"/>3 <text:s text:c="3"/>費 <text:s/>用</text:p>
          </table:table-cell>
          <table:table-cell table:style-name="ce7"/>
          <table:table-cell table:style-name="ce14" office:value-type="string" calcext:value-type="string">
            <text:p>_____________________________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5"/>4 <text:s text:c="3"/>直接成本(1+2+3)</text:p>
          </table:table-cell>
          <table:table-cell table:style-name="ce7"/>
          <table:table-cell table:style-name="ce14" table:formula="of:=SUM([.C8]+[.C13])" office:value-type="string" office:string-value="" calcext:value-type="error">
            <text:p>#VALUE!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5"/>5 <text:s text:c="3"/>間接製造費</text:p>
          </table:table-cell>
          <table:table-cell table:style-name="ce7"/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10"/>8 . 間接材料費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10"/>9 . 間接勞務費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9"/>10 . 間接費用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6" table:formula="of:=SUM([.B16]+[.B17]+[.B18])" office:value-type="string" office:string-value="" calcext:value-type="error">
            <text:p>#VALUE!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5"/>6 <text:s text:c="4"/>當期製造費用(4+5)</text:p>
          </table:table-cell>
          <table:table-cell table:style-name="ce7"/>
          <table:table-cell table:style-name="ce14" table:formula="of:=SUM([.C14]+[.C18])" office:value-type="string" office:string-value="" calcext:value-type="error">
            <text:p>#VALUE!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5"/>7 <text:s text:c="4"/>期初成品庫存額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5"/>8 <text:s text:c="4"/>期末成品庫存額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4" office:value-type="string" calcext:value-type="string">
            <text:p><text:s text:c="5"/>9 <text:s text:c="4"/>當期成品製造成本(6+7-8)</text:p>
          </table:table-cell>
          <table:table-cell table:style-name="ce10" office:value-type="string" calcext:value-type="string">
            <text:p><text:s/></text:p>
          </table:table-cell>
          <table:table-cell table:style-name="ce17" table:formula="of:=SUM([.C19]+[.B20]-[.B21])" office:value-type="string" office:string-value="" calcext:value-type="error">
            <text:p>#VALUE!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80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75%" style:table-centering="horizontal" style:writing-mode="lr-tb"/>
      <style:header-style>
        <style:header-footer-properties fo:min-height="7.5mm" fo:margin-left="4mm" fo:margin-right="4.99mm" fo:margin-bottom="0mm"/>
      </style:header-style>
      <style:footer-style>
        <style:header-footer-properties fo:min-height="7.5mm" fo:margin-left="4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45:05.17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0:23:56</meta:creation-date>
    <dc:date>2017-01-21T23:45:59.397000000</dc:date>
    <meta:print-date>2004-03-09T22:21:33</meta:print-date>
    <meta:generator>LibreOffice/5.1.1.3$Windows_x86 LibreOffice_project/89f508ef3ecebd2cfb8e1def0f0ba9a803b88a6d</meta:generator>
    <meta:editing-duration>PT54S</meta:editing-duration>
    <meta:editing-cycles>1</meta:editing-cycles>
    <meta:document-statistic meta:table-count="1" meta:cell-count="41" meta:object-count="0"/>
  </office:meta>
</office:document-meta>
</file>